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igma Advanced 1-1: Design System</text:span></text:h>
      <text:h text:style-name="Heading_20_2" text:outline-level="2"><text:span text:style-name="Strong_20_Emphasis">What Is a Design System?</text:span></text:h>
      <text:p text:style-name="Text_20_body">A <text:span text:style-name="Strong_20_Emphasis">design system</text:span> is a collection of reusable elements, defined by <text:span text:style-name="Strong_20_Emphasis">style guides</text:span> and <text:span text:style-name="Strong_20_Emphasis">principles</text:span>, which serve as a template for your design projects.</text:p>
      <text:h text:style-name="Heading_20_3" text:outline-level="3"><text:span text:style-name="Strong_20_Emphasis">Benefits of a Design System:</text:span></text:h>
      <text:list xml:id="list2783234559" text:style-name="L1">
        <text:list-item>
          <text:p text:style-name="P1"><text:span text:style-name="Strong_20_Emphasis">Consistency</text:span> across designs</text:p>
        </text:list-item>
        <text:list-item>
          <text:p text:style-name="P1"><text:span text:style-name="Strong_20_Emphasis">Easier collaboration</text:span> between team members</text:p>
        </text:list-item>
        <text:list-item>
          <text:p text:style-name="P1"><text:span text:style-name="Strong_20_Emphasis">More efficient workflow</text:span> and faster design iterations</text:p>
        </text:list-item>
      </text:list>
      <text:p text:style-name="Horizontal_20_Line"/>
      <text:h text:style-name="Heading_20_2" text:outline-level="2"><text:span text:style-name="Strong_20_Emphasis">Color Palette &amp; Style Guides</text:span></text:h>
      <text:p text:style-name="Text_20_body">When creating a design system, start with defining your <text:span text:style-name="Strong_20_Emphasis">color scheme</text:span> and <text:span text:style-name="Strong_20_Emphasis">visual effects</text:span>.</text:p>
      <text:h text:style-name="Heading_20_3" text:outline-level="3"><text:span text:style-name="Strong_20_Emphasis">Color Palette Includes:</text:span></text:h>
      <text:list xml:id="list3767859706" text:style-name="L2">
        <text:list-item>
          <text:p text:style-name="P2"><text:span text:style-name="Strong_20_Emphasis">Primary Colors</text:span> – Main theme colors used across the UI</text:p>
        </text:list-item>
        <text:list-item>
          <text:p text:style-name="P2"><text:span text:style-name="Strong_20_Emphasis">Secondary Colors</text:span> – Accent colors to highlight or support the primary palette</text:p>
        </text:list-item>
        <text:list-item>
          <text:p text:style-name="P2"><text:span text:style-name="Strong_20_Emphasis">Neutral Colors</text:span> – For backgrounds, borders, and text</text:p>
        </text:list-item>
      </text:list>
      <text:h text:style-name="Heading_20_3" text:outline-level="3"><text:span text:style-name="Strong_20_Emphasis">Visual Effects:</text:span></text:h>
      <text:list xml:id="list98805534" text:style-name="L3">
        <text:list-item>
          <text:p text:style-name="P3">Add depth using effects like:</text:p>
          <text:list>
            <text:list-item>
              <text:p text:style-name="P3"><text:span text:style-name="Strong_20_Emphasis">Shadows</text:span></text:p>
            </text:list-item>
            <text:list-item>
              <text:p text:style-name="P3"><text:span text:style-name="Strong_20_Emphasis">Blurs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Typography in the Design System</text:span></text:h>
      <text:p text:style-name="Text_20_body">Establish a clear <text:span text:style-name="Strong_20_Emphasis">typographic hierarchy</text:span> for better readability and structure.</text:p>
      <text:h text:style-name="Heading_20_3" text:outline-level="3"><text:span text:style-name="Strong_20_Emphasis">Text Hierarchy Examples:</text:span></text:h>
      <text:list xml:id="list624476457" text:style-name="L4">
        <text:list-item>
          <text:p text:style-name="P4"><text:span text:style-name="Strong_20_Emphasis">Headings</text:span> (e.g., H1, H2)</text:p>
        </text:list-item>
        <text:list-item>
          <text:p text:style-name="P4"><text:span text:style-name="Strong_20_Emphasis">Body Text</text:span></text:p>
        </text:list-item>
        <text:list-item>
          <text:p text:style-name="P4"><text:span text:style-name="Strong_20_Emphasis">Button Text</text:span></text:p>
        </text:list-item>
      </text:list>
      <text:p text:style-name="Text_20_body">Use <text:span text:style-name="Strong_20_Emphasis">text styles</text:span> to:</text:p>
      <text:list xml:id="list3397933860" text:style-name="L5">
        <text:list-item>
          <text:p text:style-name="P5">Maintain <text:span text:style-name="Strong_20_Emphasis">consistency</text:span></text:p>
        </text:list-item>
        <text:list-item>
          <text:p text:style-name="P5"><text:soft-page-break/>Allow for <text:span text:style-name="Strong_20_Emphasis">easy global updates</text:span> when changing fonts or sizes</text:p>
        </text:list-item>
      </text:list>
      <text:p text:style-name="Horizontal_20_Line"/>
      <text:h text:style-name="Heading_20_2" text:outline-level="2"><text:span text:style-name="Strong_20_Emphasis">Components</text:span></text:h>
      <text:h text:style-name="Heading_20_3" text:outline-level="3"><text:span text:style-name="Strong_20_Emphasis">What Are Components?</text:span></text:h>
      <text:p text:style-name="Text_20_body">Components are <text:span text:style-name="Strong_20_Emphasis">reusable design elements</text:span> such as:</text:p>
      <text:list xml:id="list1377113627" text:style-name="L6">
        <text:list-item>
          <text:p text:style-name="P6">Buttons</text:p>
        </text:list-item>
        <text:list-item>
          <text:p text:style-name="P6">Input fields</text:p>
        </text:list-item>
        <text:list-item>
          <text:p text:style-name="P6">Cards</text:p>
        </text:list-item>
      </text:list>
      <text:h text:style-name="Heading_20_3" text:outline-level="3"><text:span text:style-name="Strong_20_Emphasis">Benefits of Components:</text:span></text:h>
      <text:list xml:id="list1436813086" text:style-name="L7">
        <text:list-item>
          <text:p text:style-name="P7">Design more efficiently by reusing instead of recreating</text:p>
        </text:list-item>
        <text:list-item>
          <text:p text:style-name="P7">Update all instances by modifying the <text:span text:style-name="Strong_20_Emphasis">main component</text:span></text:p>
        </text:list-item>
      </text:list>
      <text:p text:style-name="Horizontal_20_Line"/>
      <text:h text:style-name="Heading_20_2" text:outline-level="2"><text:span text:style-name="Strong_20_Emphasis">Organization Best Practices</text:span></text:h>
      <text:h text:style-name="Heading_20_3" text:outline-level="3"><text:span text:style-name="Strong_20_Emphasis">Naming &amp; Layer Management:</text:span></text:h>
      <text:list xml:id="list2194652918" text:style-name="L8">
        <text:list-item>
          <text:p text:style-name="P8">Use <text:span text:style-name="Strong_20_Emphasis">meaningful names</text:span> for layers in the Layers Panel<text:line-break/>(e.g., <text:span text:style-name="Source_20_Text">btn/primary</text:span>, <text:span text:style-name="Source_20_Text">card/product</text:span>)</text:p>
        </text:list-item>
        <text:list-item>
          <text:p text:style-name="P8">This improves <text:span text:style-name="Strong_20_Emphasis">navigation</text:span> and <text:span text:style-name="Strong_20_Emphasis">collaboration</text:span></text:p>
        </text:list-item>
      </text:list>
      <text:h text:style-name="Heading_20_3" text:outline-level="3"><text:span text:style-name="Strong_20_Emphasis">Component &amp; Style Organization:</text:span></text:h>
      <text:list xml:id="list4242328266" text:style-name="L9">
        <text:list-item>
          <text:p text:style-name="P9">Store and group components in <text:span text:style-name="Strong_20_Emphasis">logical folders</text:span></text:p>
        </text:list-item>
        <text:list-item>
          <text:p text:style-name="P9">Keep styles (colors, text, effects) in <text:span text:style-name="Strong_20_Emphasis">shared libraries</text:span> for easy access and reuse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5-05-07T10:36:28.426000000</dc:date>
    <meta:editing-duration>PT46S</meta:editing-duration>
    <meta:editing-cycles>3</meta:editing-cycles>
    <meta:document-statistic meta:table-count="0" meta:image-count="0" meta:object-count="0" meta:page-count="2" meta:paragraph-count="42" meta:word-count="259" meta:character-count="1589" meta:non-whitespace-character-count="1392"/>
  </office:meta>
</office:document-meta>
</file>